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6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6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on</text:p>
          </table:table-cell>
          <table:table-cell office:value-type="string" table:style-name="ce8">
            <text:p>nombre arti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is origen</text:p>
          </table:table-cell>
          <table:table-cell office:value-type="string" table:style-name="ce8">
            <text:p>precio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a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4/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.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a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7/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.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a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a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2/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.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a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.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a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2/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o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.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o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1/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.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o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.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o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.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o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o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5/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.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o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3/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o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.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3/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,254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.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.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.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5/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.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.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.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i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.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i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.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i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.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i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i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4/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.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i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i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i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4/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i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.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i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.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i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.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i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i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.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i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.7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i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.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/>
      <number:text>/</number:text>
      <number:month/>
      <number:text>/</number:text>
      <number:year number:style="long"/>
    </number:date-style>
    <number:currency-style style:name="N60P0">
      <number:text> </number:text>
      <number:number number:decimal-places="2" number:min-integer-digits="1" number:grouping="true"/>
      <number:currency-symbol>€</number:currency-symbol>
      <number:text> </number:text>
    </number:currency-style>
    <number:currency-style style:name="N60P1">
      <number:text>-</number:text>
      <number:number number:decimal-places="2" number:min-integer-digits="1" number:grouping="true"/>
      <number:currency-symbol>€</number:currency-symbol>
      <number:text> </number:text>
    </number:currency-style>
    <number:currency-style style:name="N60P2">
      <number:text> -</number:text>
      <number:number number:decimal-places="0" number:min-integer-digits="2"/>
      <number:currency-symbol>€</number:currency-symbol>
      <number:text> </number:text>
    </number:currency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Euro" style:family="table-cell" style:data-style-name="N60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ELL</meta:initial-creator>
    <dc:creator>DELL</dc:creator>
    <meta:creation-date>2003-03-25T12:01:58Z</meta:creation-date>
    <dc:date>2023-06-20T01:00:09Z</dc:date>
    <meta:print-date>2002-01-29T18:41:44Z</meta:print-date>
  </office:meta>
</office:document-meta>
</file>